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P25" style:family="paragraph" style:parent-style-name="Text_20_body" style:list-style-name="L8">
      <style:text-properties style:font-name="Brix Slab Regular"/>
    </style:style>
    <style:style style:name="P26" style:family="paragraph" style:parent-style-name="Text_20_body" style:list-style-name="L10">
      <style:paragraph-properties fo:margin-top="0in" fo:margin-bottom="0in" style:contextual-spacing="false"/>
      <style:text-properties style:font-name="Brix Slab Regular"/>
    </style:style>
    <style:style style:name="P27" style:family="paragraph" style:parent-style-name="Text_20_body" style:list-style-name="L10"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s </text:span><text:span text:style-name="Strong_20_Emphasis"><text:span text:style-name="T1">senseBox LoRa-Bee 868MHz</text:span></text:span><text:span text:style-name="T1"> ist ein Modul, das speziell für die senseBox-Plattform entwickelt wurde, um eine drahtlose Kommunikation über das LoRaWAN-Protokoll im 868 MHz Band zu ermöglichen. Es eignet sich ideal für IoT-Anwendungen, die eine zuverlässige, langreichweitige und energieeffiziente Datenübertragung erfordern. Das Modul verfügt über eine Drahtantenne für den Empfang und die Übertragung von Daten.</text:span></text:p>
      <text:p text:style-name="P5"/>
      <text:h text:style-name="P2" text:outline-level="3">Ausführliches Datenblatt für das senseBox LoRa-Bee 868MHz (mit Drahtantenne)</text:h>
      <text:h text:style-name="P3" text:outline-level="4">Allgemeine Informationen</text:h>
      <text:list xml:id="list2025084820" text:style-name="L1">
        <text:list-item>
          <text:p text:style-name="P7"><text:span text:style-name="Strong_20_Emphasis"><text:span text:style-name="T1">Produktname:</text:span></text:span><text:span text:style-name="T1"> senseBox LoRa-Bee 868MHz</text:span></text:p>
        </text:list-item>
        <text:list-item>
          <text:p text:style-name="P7"><text:span text:style-name="Strong_20_Emphasis"><text:span text:style-name="T1">Modul:</text:span></text:span><text:span text:style-name="T1"> RF96</text:span></text:p>
        </text:list-item>
        <text:list-item>
          <text:p text:style-name="P7"><text:span text:style-name="Strong_20_Emphasis"><text:span text:style-name="T1">Frequenzband:</text:span></text:span><text:span text:style-name="T1"> 868 MHz (ISM-Band, Europa)</text:span></text:p>
        </text:list-item>
        <text:list-item>
          <text:p text:style-name="P7"><text:span text:style-name="Strong_20_Emphasis"><text:span text:style-name="T1">Protokoll:</text:span></text:span><text:span text:style-name="T1"> LoRa (Long Range)</text:span></text:p>
        </text:list-item>
        <text:list-item>
          <text:p text:style-name="P6"><text:span text:style-name="Strong_20_Emphasis"><text:span text:style-name="T1">Anwendungsbereiche:</text:span></text:span><text:span text:style-name="T1"> IoT, Umweltüberwachung, Smart City, drahtlose Sensornetzwerke</text:span></text:p>
        </text:list-item>
      </text:list>
      <text:h text:style-name="P3" text:outline-level="4">Technische Spezifikationen</text:h>
      <text:h text:style-name="P4" text:outline-level="5">Funktechnologie</text:h>
      <text:list xml:id="list3503022679" text:style-name="L2">
        <text:list-item>
          <text:p text:style-name="P9"><text:span text:style-name="Strong_20_Emphasis"><text:span text:style-name="T1">Frequenzbereich:</text:span></text:span><text:span text:style-name="T1"> 868 MHz (Europa)</text:span></text:p>
        </text:list-item>
        <text:list-item>
          <text:p text:style-name="P9"><text:span text:style-name="Strong_20_Emphasis"><text:span text:style-name="T1">Modulationsverfahren:</text:span></text:span><text:span text:style-name="T1"> LoRa (chirp spread spectrum)</text:span></text:p>
        </text:list-item>
        <text:list-item>
          <text:p text:style-name="P9"><text:span text:style-name="Strong_20_Emphasis"><text:span text:style-name="T1">Ausgangsleistung:</text:span></text:span><text:span text:style-name="T1"> Bis zu +20 dBm (100 mW) EIRP</text:span></text:p>
        </text:list-item>
        <text:list-item>
          <text:p text:style-name="P9"><text:span text:style-name="Strong_20_Emphasis"><text:span text:style-name="T1">Empfindlichkeit:</text:span></text:span><text:span text:style-name="T1"> Bis zu -148 dBm, abhängig von der Datenrate</text:span></text:p>
        </text:list-item>
        <text:list-item>
          <text:p text:style-name="P9"><text:span text:style-name="Strong_20_Emphasis"><text:span text:style-name="T1">Datenraten:</text:span></text:span><text:span text:style-name="T1"> 0.3 kbps bis 37.5 kbps (adaptive Datenrate)</text:span></text:p>
        </text:list-item>
        <text:list-item>
          <text:p text:style-name="P8"><text:span text:style-name="Strong_20_Emphasis"><text:span text:style-name="T1">Reichweite:</text:span></text:span><text:span text:style-name="T1"> Bis zu 15 km in ländlichen Gebieten, bis zu 5 km in städtischen Gebieten (je nach Umgebung und Hindernissen)</text:span></text:p>
        </text:list-item>
      </text:list>
      <text:h text:style-name="P4" text:outline-level="5">Elektrische Eigenschaften</text:h>
      <text:list xml:id="list3803144057" text:style-name="L3">
        <text:list-item>
          <text:p text:style-name="P11"><text:span text:style-name="Strong_20_Emphasis"><text:span text:style-name="T1">Betriebsspannung:</text:span></text:span><text:span text:style-name="T1"> 3.3V (bereitgestellt durch die senseBox MCU)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Sendemodus:</text:span></text:span><text:span text:style-name="T1"> Bis zu 120 mA (bei maximaler Ausgangsleistung)</text:span></text:p>
            </text:list-item>
            <text:list-item>
              <text:p text:style-name="P11"><text:span text:style-name="Strong_20_Emphasis"><text:span text:style-name="T1">Empfangsmodus:</text:span></text:span><text:span text:style-name="T1"> Typischerweise 10-12 mA</text:span></text:p>
            </text:list-item>
            <text:list-item>
              <text:p text:style-name="P10"><text:span text:style-name="Strong_20_Emphasis"><text:span text:style-name="T1">Schlafmodus:</text:span></text:span><text:span text:style-name="T1"> &lt;200 nA</text:span></text:p>
            </text:list-item>
          </text:list>
        </text:list-item>
      </text:list>
      <text:h text:style-name="P4" text:outline-level="5">Schnittstellen und Kommunikation</text:h>
      <text:list xml:id="list3914288657" text:style-name="L4">
        <text:list-item>
          <text:p text:style-name="P13"><text:span text:style-name="Strong_20_Emphasis"><text:span text:style-name="T1">Kommunikationsschnittstelle:</text:span></text:span><text:span text:style-name="T1"> SPI (Serial Peripheral Interface) zur Datenübertragung zwischen dem LoRa-Bee und der senseBox MCU</text:span></text:p>
        </text:list-item>
        <text:list-item>
          <text:p text:style-name="P13"><text:span text:style-name="Strong_20_Emphasis"><text:span text:style-name="T1">Pinbelegung:</text:span></text:span><text:span text:style-name="T1"> Standardisierte XBee-kompatible Pinbelegung</text:span></text:p>
        </text:list-item>
        <text:list-item>
          <text:p text:style-name="P12"><text:span text:style-name="Strong_20_Emphasis"><text:span text:style-name="T1">Antenne:</text:span></text:span><text:span text:style-name="T1"> Externe Drahtantenne für den Funkbetrieb</text:span></text:p>
        </text:list-item>
      </text:list>
      <text:h text:style-name="P4" text:outline-level="5">Physische Eigenschaften</text:h>
      <text:list xml:id="list1068427021" text:style-name="L5">
        <text:list-item>
          <text:p text:style-name="P15"><text:span text:style-name="Strong_20_Emphasis"><text:span text:style-name="T1">Abmessungen:</text:span></text:span></text:p>
          <text:list>
            <text:list-item>
              <text:p text:style-name="P15"><text:span text:style-name="Strong_20_Emphasis"><text:span text:style-name="T1">Länge:</text:span></text:span><text:span text:style-name="T1"> 24.38 mm</text:span></text:p>
            </text:list-item>
            <text:list-item>
              <text:p text:style-name="P15"><text:span text:style-name="Strong_20_Emphasis"><text:span text:style-name="T1">Breite:</text:span></text:span><text:span text:style-name="T1"> 32.94 mm</text:span></text:p>
            </text:list-item>
            <text:list-item>
              <text:p text:style-name="P15"><text:soft-page-break/><text:span text:style-name="Strong_20_Emphasis"><text:span text:style-name="T1">Höhe:</text:span></text:span><text:span text:style-name="T1"> Abhängig von der Drahtantenne, typischerweise ca. 25 mm (inkl. Antennenhalterung)</text:span></text:p>
            </text:list-item>
          </text:list>
        </text:list-item>
        <text:list-item>
          <text:p text:style-name="P15"><text:span text:style-name="Strong_20_Emphasis"><text:span text:style-name="T1">Gewicht:</text:span></text:span><text:span text:style-name="T1"> Leicht, ca. 10 g</text:span></text:p>
        </text:list-item>
        <text:list-item>
          <text:p text:style-name="P14"><text:span text:style-name="Strong_20_Emphasis"><text:span text:style-name="T1">Formfaktor:</text:span></text:span><text:span text:style-name="T1"> XBee-kompatibel, direkt steckbar auf die senseBox MCU</text:span></text:p>
        </text:list-item>
      </text:list>
      <text:h text:style-name="P3" text:outline-level="4">Funktionen und Merkmale</text:h>
      <text:list xml:id="list145270605" text:style-name="L6">
        <text:list-item>
          <text:p text:style-name="P17"><text:span text:style-name="Strong_20_Emphasis"><text:span text:style-name="T1">Langreichweitige Kommunikation:</text:span></text:span><text:span text:style-name="T1"> Unterstützt lange Reichweiten und hohe Penetrationsfähigkeiten, ideal für den Einsatz in schwer zugänglichen Gebieten.</text:span></text:p>
        </text:list-item>
        <text:list-item>
          <text:p text:style-name="P17"><text:span text:style-name="Strong_20_Emphasis"><text:span text:style-name="T1">Niedriger Energieverbrauch:</text:span></text:span><text:span text:style-name="T1"> Hohe Energieeffizienz, geeignet für batteriebetriebene Anwendungen mit langer Laufzeit.</text:span></text:p>
        </text:list-item>
        <text:list-item>
          <text:p text:style-name="P17"><text:span text:style-name="Strong_20_Emphasis"><text:span text:style-name="T1">Sicherheit:</text:span></text:span><text:span text:style-name="T1"> Integrierte AES-128-Verschlüsselung für sichere Datenübertragung.</text:span></text:p>
        </text:list-item>
        <text:list-item>
          <text:p text:style-name="P16"><text:span text:style-name="Strong_20_Emphasis"><text:span text:style-name="T1">Netzwerkintegration:</text:span></text:span><text:span text:style-name="T1"> Unterstützt LoRaWAN-Protokoll für die Einbindung in bestehende LoRaWAN-Netzwerke oder private Netzwerke.</text:span></text:p>
        </text:list-item>
      </text:list>
      <text:h text:style-name="P3" text:outline-level="4">Anwendungsbereiche</text:h>
      <text:list xml:id="list2678719743" text:style-name="L7">
        <text:list-item>
          <text:p text:style-name="P19"><text:span text:style-name="Strong_20_Emphasis"><text:span text:style-name="T1">Umweltüberwachung:</text:span></text:span><text:span text:style-name="T1"> Geeignet für die Überwachung von Umweltparametern wie Temperatur, Feuchtigkeit, Luftqualität über große Entfernungen.</text:span></text:p>
        </text:list-item>
        <text:list-item>
          <text:p text:style-name="P19"><text:span text:style-name="Strong_20_Emphasis"><text:span text:style-name="T1">Smart City:</text:span></text:span><text:span text:style-name="T1"> Implementierung in städtischen IoT-Anwendungen wie Verkehrsüberwachung, Luftqualitätsmessung und mehr.</text:span></text:p>
        </text:list-item>
        <text:list-item>
          <text:p text:style-name="P19"><text:span text:style-name="Strong_20_Emphasis"><text:span text:style-name="T1">Landwirtschaft:</text:span></text:span><text:span text:style-name="T1"> Fernüberwachung und -steuerung in der Landwirtschaft, wie z.B. Bewässerungssysteme und Bodenfeuchtigkeitsmessung.</text:span></text:p>
        </text:list-item>
        <text:list-item>
          <text:p text:style-name="P18"><text:span text:style-name="Strong_20_Emphasis"><text:span text:style-name="T1">IoT-Netzwerke:</text:span></text:span><text:span text:style-name="T1"> Aufbau von drahtlosen Sensornetzwerken für unterschiedliche IoT-Anwendungen, die geringe Datenraten und weite Abdeckung erfordern.</text:span></text:p>
        </text:list-item>
      </text:list>
      <text:h text:style-name="P3" text:outline-level="4">Sicherheits- und Nutzungsrichtlinien</text:h>
      <text:list xml:id="list2145588114" text:style-name="L8">
        <text:list-item>
          <text:p text:style-name="P20"><text:span text:style-name="Strong_20_Emphasis"><text:span text:style-name="T1">Elektrische Sicherheit:</text:span></text:span></text:p>
          <text:list>
            <text:list-item>
              <text:p text:style-name="P24">Sicherstellen, dass die Betriebsspannung 3.3V nicht überschritten wird, um das Modul und die angeschlossene Hardware zu schützen.</text:p>
            </text:list-item>
            <text:list-item>
              <text:p text:style-name="P24">Vorsicht bei der Handhabung der Drahtantenne, um mechanische Schäden zu vermeiden.</text:p>
            </text:list-item>
          </text:list>
        </text:list-item>
        <text:list-item>
          <text:p text:style-name="P20"><text:span text:style-name="Strong_20_Emphasis"><text:span text:style-name="T1">Netzwerksicherheit:</text:span></text:span></text:p>
          <text:list>
            <text:list-item>
              <text:p text:style-name="P25">Implementierung der AES-128-Verschlüsselung, um die Integrität und Sicherheit der Daten zu gewährleisten.</text:p>
            </text:list-item>
          </text:list>
        </text:list-item>
      </text:list>
      <text:h text:style-name="P3" text:outline-level="4">Verpackung und Lieferung</text:h>
      <text:list xml:id="list507051304" text:style-name="L9">
        <text:list-item>
          <text:p text:style-name="P22"><text:span text:style-name="Strong_20_Emphasis"><text:span text:style-name="T1">Lieferumfang:</text:span></text:span><text:span text:style-name="T1"> senseBox LoRa-Bee Modul mit RF96, Drahtantenne, Kurzanleitung</text:span></text:p>
        </text:list-item>
        <text:list-item>
          <text:p text:style-name="P21"><text:span text:style-name="Strong_20_Emphasis"><text:span text:style-name="T1">Verpackung:</text:span></text:span><text:span text:style-name="T1"> Antistatische Verpackung zum Schutz vor elektrostatischen Entladungen</text:span></text:p>
        </text:list-item>
      </text:list>
      <text:h text:style-name="P3" text:outline-level="4">Hinweise und Empfehlungen</text:h>
      <text:list xml:id="list2600093095" text:style-name="L10">
        <text:list-item>
          <text:p text:style-name="P23"><text:span text:style-name="Strong_20_Emphasis"><text:span text:style-name="T1">Software-Integration:</text:span></text:span></text:p>
          <text:list>
            <text:list-item>
              <text:p text:style-name="P26">Unterstützt durch Arduino-Bibliotheken wie LoRa.h, sowie durch LoRaWAN-Stacks für einfache Implementierung und Steuerung.</text:p>
            </text:list-item>
            <text:list-item>
              <text:p text:style-name="P26"><text:soft-page-break/>Verfügbarkeit von Beispielcodes und Tutorials, um den Einstieg zu erleichtern.</text:p>
            </text:list-item>
          </text:list>
        </text:list-item>
        <text:list-item>
          <text:p text:style-name="P23"><text:span text:style-name="Strong_20_Emphasis"><text:span text:style-name="T1">Montage der Antenne:</text:span></text:span></text:p>
          <text:list>
            <text:list-item>
              <text:p text:style-name="P26">Die Drahtantenne sollte so positioniert werden, dass eine optimale Signalübertragung möglich ist. Es wird empfohlen, metallische Hindernisse zu vermeiden, die das Signal beeinträchtigen könnten.</text:p>
            </text:list-item>
          </text:list>
        </text:list-item>
        <text:list-item>
          <text:p text:style-name="P23"><text:span text:style-name="Strong_20_Emphasis"><text:span text:style-name="T1">Optimierung der Reichweite:</text:span></text:span></text:p>
          <text:list>
            <text:list-item>
              <text:p text:style-name="P27">Bei der Einrichtung des Netzwerks sollten die Umgebungsbedingungen und die erforderliche Reichweite berücksichtigt werden, um die beste Leistung zu erzielen.</text:p>
            </text:list-item>
          </text:list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detaillierte Übersicht über die technischen Spezifikationen, Funktionen und Anwendungsmöglichkeiten des senseBox LoRa-Bee 868MHz Moduls auf Basis des RF96 Moduls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53:03.751723462</meta:creation-date>
    <meta:generator>LibreOffice/7.3.7.2$Linux_X86_64 LibreOffice_project/30$Build-2</meta:generator>
    <dc:date>2024-07-30T11:55:33.416458775</dc:date>
    <meta:editing-duration>PT2M31S</meta:editing-duration>
    <meta:editing-cycles>1</meta:editing-cycles>
    <meta:document-statistic meta:table-count="0" meta:image-count="0" meta:object-count="0" meta:page-count="3" meta:paragraph-count="61" meta:word-count="562" meta:character-count="4516" meta:non-whitespace-character-count="4062"/>
  </office:meta>
</office:document-meta>
</file>